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8.9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3.45cm" fo:min-width="1.5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3.45cm" fo:min-width="2.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45cm" fo:min-width="0.6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3.45cm" fo:min-width="2.7cm"/>
    </style:style>
    <style:style style:name="gr7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85cm" fo:min-width="10.8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95cm" fo:min-width="10.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3.25cm" fo:min-width="4.2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10.8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3.25cm" fo:min-width="3.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3.25cm" fo:min-width="1.3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0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599cm" fo:min-width="1.3cm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528cm" fo:min-width="0.278cm"/>
    </style:style>
    <style:style style:name="gr19" style:family="graphic" style:parent-style-name="standard">
      <style:graphic-properties draw:stroke="solid" svg:stroke-color="#000000" draw:fill="none" draw:fill-color="#ffffff" fo:min-height="3.85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cm" svg:height="1.5cm" svg:x="14.1cm" svg:y="4.2cm">
          <text:p text:style-name="P1">Test automation 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3.7cm" svg:x="17.8cm" svg:y="8cm">
          <text:p text:style-name="P1">Other <text:line-break/>Ext.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4cm" svg:height="3.7cm" svg:x="7.8cm" svg:y="8cm">
          <text:p text:style-name="P1">Environm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3.7cm" svg:x="21.3cm" svg:y="8cm">
          <text:p text:style-name="P1">Other</text:p>
          <text:p text:style-name="P1">Ext.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769cm" svg:y1="5.7cm" svg:x2="14.9cm" svg:y2="8.1cm">
          <text:p/>
        </draw:line>
        <draw:custom-shape draw:style-name="gr6" draw:text-style-name="P1" xml:id="id1" draw:id="id1" draw:layer="layout" svg:width="3.2cm" svg:height="3.7cm" svg:x="13.4cm" svg:y="8cm">
          <text:p text:style-name="P1">STF<text:line-break/>Core <text:line-break/>Extens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3.4cm" svg:y1="9.85cm" svg:x2="11.2cm" svg:y2="9.85cm" draw:start-shape="id1" draw:end-shape="id2" draw:end-glue-point="1" svg:d="m13400 9850h-2200">
          <text:p/>
        </draw:connector>
        <draw:custom-shape draw:style-name="gr8" draw:text-style-name="P1" draw:layer="layout" svg:width="11.3cm" svg:height="1.1cm" svg:x="12.9cm" svg:y="13.2cm">
          <text:p text:style-name="P1">STF Extension Bas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3cm" svg:height="1.2cm" svg:x="12.9cm" svg:y="15.8cm">
          <text:p text:style-name="P1">Perl Code Generato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7cm" svg:height="3.5cm" svg:x="12.9cm" svg:y="21.5cm">
          <text:p text:style-name="P1">Perl </text:p>
          <text:p text:style-name="P1">STF </text:p>
          <text:p text:style-name="P1">Librarie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1.3cm" svg:height="1.2cm" svg:x="12.9cm" svg:y="18.5cm">
          <text:p text:style-name="P1">Perl code<text:line-break/><text:span text:style-name="T1">Performs the steps described in the test autom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9cm" svg:height="3.5cm" svg:x="18cm" svg:y="21.5cm">
          <text:p text:style-name="P1">STF<text:line-break/>Process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8cm" svg:height="3.5cm" svg:x="22.4cm" svg:y="21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" draw:id="id5" draw:layer="layout" svg:width="0.9cm" svg:height="0.8cm" svg:x="6.1cm" svg:y="13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cm" svg:height="0.8cm" svg:x="4.1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9cm" svg:height="0.8cm" svg:x="6.7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9cm" svg:height="0.8cm" svg:x="2.8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9cm" svg:height="0.8cm" svg:x="4.4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9cm" svg:height="0.8cm" svg:x="5.8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4.193cm" svg:height="0.962cm" svg:x="1.198cm" svg:y="7.338cm">
          <draw:text-box>
            <text:p>Property files</text:p>
          </draw:text-box>
        </draw:frame>
        <draw:frame draw:style-name="gr15" draw:layer="layout" svg:width="3.702cm" svg:height="0.962cm" svg:x="2cm" svg:y="13.5cm">
          <draw:text-box>
            <text:p>File system</text:p>
          </draw:text-box>
        </draw:frame>
        <draw:custom-shape draw:style-name="gr16" draw:text-style-name="P1" xml:id="id3" draw:id="id3" draw:layer="layout" svg:width="1.8cm" svg:height="2.3cm" svg:x="2.1cm" svg:y="8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" xml:id="id4" draw:id="id4" draw:layer="layout" svg:width="1.8cm" svg:height="2.3cm" svg:x="4.4cm" svg:y="10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draw:type="line" svg:x1="3.9cm" svg:y1="9.65cm" svg:x2="7.8cm" svg:y2="9.85cm" draw:start-shape="id3" draw:start-glue-point="7" draw:end-shape="id2" svg:d="m3900 9650 3900 200">
          <text:p/>
        </draw:connector>
        <draw:connector draw:style-name="gr5" draw:text-style-name="P1" draw:layer="layout" draw:type="line" svg:x1="6.2cm" svg:y1="11.15cm" svg:x2="7.8cm" svg:y2="9.85cm" draw:start-shape="id4" draw:start-glue-point="7" draw:end-shape="id2" svg:d="m6200 11150 1600-1300">
          <text:p/>
        </draw:connector>
        <draw:connector draw:style-name="gr5" draw:text-style-name="P1" draw:layer="layout" draw:type="line" svg:x1="6.55cm" svg:y1="13.6cm" svg:x2="9.5cm" svg:y2="11.7cm" draw:start-shape="id5" draw:start-glue-point="0" draw:end-shape="id2" svg:d="m6550 13600 2950-1900">
          <text:p/>
        </draw:connector>
        <draw:line draw:style-name="gr17" draw:text-style-name="P1" draw:layer="layout" svg:x1="6.5cm" svg:y1="14.4cm" svg:x2="7.1cm" svg:y2="15.1cm">
          <text:p/>
        </draw:line>
        <draw:line draw:style-name="gr17" draw:text-style-name="P1" draw:layer="layout" svg:x1="6.1cm" svg:y1="14.4cm" svg:x2="4.9cm" svg:y2="15.1cm">
          <text:p/>
        </draw:line>
        <draw:line draw:style-name="gr17" draw:text-style-name="P1" draw:layer="layout" svg:x1="4.2cm" svg:y1="15.9cm" svg:x2="3.5cm" svg:y2="16.8cm">
          <text:p/>
        </draw:line>
        <draw:line draw:style-name="gr17" draw:text-style-name="P1" draw:layer="layout" svg:x1="4.6cm" svg:y1="15.9cm" svg:x2="4.6cm" svg:y2="16.8cm">
          <text:p/>
        </draw:line>
        <draw:line draw:style-name="gr17" draw:text-style-name="P1" draw:layer="layout" svg:x1="4.9cm" svg:y1="15.9cm" svg:x2="6cm" svg:y2="16.8cm">
          <text:p/>
        </draw:line>
        <draw:line draw:style-name="gr5" draw:text-style-name="P1" draw:layer="layout" svg:x1="18.865cm" svg:y1="5.7cm" svg:x2="18.865cm" svg:y2="8cm">
          <text:p/>
        </draw:line>
        <draw:line draw:style-name="gr5" draw:text-style-name="P1" draw:layer="layout" svg:x1="20.7cm" svg:y1="5.7cm" svg:x2="22.5cm" svg:y2="8cm">
          <text:p/>
        </draw:line>
        <draw:custom-shape draw:style-name="gr18" draw:text-style-name="P1" draw:layer="layout" svg:width="1.1cm" svg:height="1.1cm" svg:x="17.4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1cm" svg:height="1.1cm" svg:x="19.6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1cm" svg:height="1.1cm" svg:x="21.4cm" svg:y="2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cm" svg:y1="11.7cm" svg:x2="15cm" svg:y2="13.2cm">
          <text:p/>
        </draw:line>
        <draw:line draw:style-name="gr5" draw:text-style-name="P1" draw:layer="layout" svg:x1="18.9cm" svg:y1="11.7cm" svg:x2="18.9cm" svg:y2="13.2cm">
          <text:p/>
        </draw:line>
        <draw:line draw:style-name="gr5" draw:text-style-name="P1" draw:layer="layout" svg:x1="22.4cm" svg:y1="11.7cm" svg:x2="22.4cm" svg:y2="13.2cm">
          <text:p/>
        </draw:line>
        <draw:line draw:style-name="gr5" draw:text-style-name="P1" draw:layer="layout" svg:x1="18.9cm" svg:y1="14.3cm" svg:x2="18.9cm" svg:y2="15.8cm">
          <text:p/>
        </draw:line>
        <draw:line draw:style-name="gr5" draw:text-style-name="P1" draw:layer="layout" svg:x1="18.9cm" svg:y1="17cm" svg:x2="18.9cm" svg:y2="18.5cm">
          <text:p/>
        </draw:line>
        <draw:line draw:style-name="gr5" draw:text-style-name="P1" draw:layer="layout" svg:x1="16cm" svg:y1="19.7cm" svg:x2="15.6cm" svg:y2="21.5cm">
          <text:p/>
        </draw:line>
        <draw:line draw:style-name="gr5" draw:text-style-name="P1" draw:layer="layout" svg:x1="19.7cm" svg:y1="19.7cm" svg:x2="20.1cm" svg:y2="21.5cm">
          <text:p/>
        </draw:line>
        <draw:line draw:style-name="gr5" draw:text-style-name="P1" draw:layer="layout" svg:x1="22.6cm" svg:y1="19.7cm" svg:x2="23.2cm" svg:y2="21.5cm">
          <text:p/>
        </draw:line>
        <draw:line draw:style-name="gr17" draw:text-style-name="P1" draw:layer="layout" svg:x1="21.6cm" svg:y1="27.4cm" svg:x2="20.6cm" svg:y2="26.8cm">
          <text:p/>
        </draw:line>
        <draw:line draw:style-name="gr17" draw:text-style-name="P1" draw:layer="layout" svg:x1="21.4cm" svg:y1="27.9cm" svg:x2="18.4cm" svg:y2="27.3cm">
          <text:p/>
        </draw:line>
        <draw:line draw:style-name="gr17" draw:text-style-name="P1" draw:layer="layout" svg:x1="19.9cm" svg:y1="25cm" svg:x2="20.1cm" svg:y2="25.9cm">
          <text:p/>
        </draw:line>
        <draw:line draw:style-name="gr17" draw:text-style-name="P1" draw:layer="layout" svg:x1="19.6cm" svg:y1="26.5cm" svg:x2="18.5cm" svg:y2="26.9cm">
          <text:p/>
        </draw:line>
        <draw:frame draw:style-name="gr19" draw:layer="layout" svg:width="7cm" svg:height="4.1cm" svg:x="2.9cm" svg:y="23.9cm">
          <draw:text-box>
            <text:p>Grey boxes represent STF internals<text:line-break/><text:line-break/>Blue boxes are visible at the test level</text:p>
          </draw:text-box>
        </draw:frame>
        <draw:frame draw:style-name="gr20" draw:layer="layout" svg:width="3.8cm" svg:height="1.673cm" svg:x="22.3cm" svg:y="26.4cm">
          <draw:text-box>
            <text:p>Proces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7T10:01:53.757785414</meta:creation-date>
    <dc:date>2017-08-01T15:32:53.03</dc:date>
    <meta:editing-duration>PT4H15M54S</meta:editing-duration>
    <meta:editing-cycles>7</meta:editing-cycles>
    <meta:generator>OpenOffice/4.0.1$Win32 OpenOffice.org_project/401m5$Build-9714</meta:generator>
    <meta:document-statistic meta:object-count="50"/>
  </office:meta>
</office:document-meta>
</file>